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e0" draw:textarea-horizontal-align="justify" draw:textarea-vertical-align="middle" draw:auto-grow-height="false" fo:min-height="12cm" fo:min-width="26.75cm"/>
    </style:style>
    <style:style style:name="gr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7.35cm" fo:min-width="26.25cm"/>
    </style:style>
    <style:style style:name="gr3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337cm" fo:min-width="1.65cm"/>
    </style:style>
    <style:style style:name="gr4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5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164cm" fo:min-width="1.65cm"/>
    </style:style>
    <style:style style:name="gr6" style:family="graphic" style:parent-style-name="objectwithoutfill">
      <style:graphic-properties svg:stroke-width="0.1cm" svg:stroke-color="#000000" draw:marker-start="" draw:marker-start-width="0.3cm" draw:marker-end="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338cm" fo:min-width="2.4cm"/>
    </style:style>
    <style:style style:name="gr8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337cm" fo:min-width="2.4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654cm" fo:min-width="2.278cm"/>
      <style:paragraph-properties style:writing-mode="lr-tb"/>
    </style:style>
    <style:style style:name="gr10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338cm" fo:min-width="4.422cm"/>
    </style:style>
    <style:style style:name="gr11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338cm" fo:min-width="2.699cm"/>
    </style:style>
    <style:style style:name="gr12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13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338cm" fo:min-width="1.849cm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objectwithoutfill">
      <style:graphic-properties svg:stroke-color="#000000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7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337cm" fo:min-width="3.3cm"/>
    </style:style>
    <style:style style:name="gr18" style:family="graphic" style:parent-style-name="standard">
      <style:graphic-properties draw:stroke="none" draw:fill="none" draw:fill-color="#ffffff" draw:auto-grow-width="true" fo:min-height="0.475cm" fo:min-width="27.2cm"/>
      <style:paragraph-properties style:writing-mode="lr-tb"/>
    </style:style>
    <style:style style:name="gr19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087cm" fo:min-width="0.669cm"/>
    </style:style>
    <style:style style:name="gr2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8cm" fo:min-width="0.15cm"/>
    </style:style>
    <style:style style:name="gr21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55cm" fo:min-width="0.3cm"/>
    </style:style>
    <style:style style:name="gr2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74cm" fo:min-width="0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74cm" fo:min-width="0cm"/>
    </style:style>
    <style:style style:name="gr24" style:family="graphic" style:parent-style-name="objectwithoutfill">
      <style:graphic-properties draw:marker-end="Стили_20_стрелок_20_111" draw:marker-end-width="0.2cm" draw:fill="none" draw:textarea-vertical-align="middle"/>
    </style:style>
    <style:style style:name="gr25" style:family="graphic" style:parent-style-name="objectwithoutfill">
      <style:graphic-properties draw:marker-end="" draw:marker-end-width="0.2cm" draw:fill="none" draw:textarea-vertical-align="middle"/>
    </style:style>
    <style:style style:name="gr26" style:family="graphic" style:parent-style-name="objectwithoutfill">
      <style:graphic-properties draw:marker-start="Стили_20_стрелок_20_112" draw:marker-end="" draw:marker-end-width="0.2cm" draw:fill="none" draw:textarea-vertical-align="middle"/>
    </style:style>
    <style:style style:name="gr27" style:family="graphic" style:parent-style-name="objectwithoutfill">
      <style:graphic-properties draw:marker-start="Стили_20_стрелок_20_113" draw:marker-end="" draw:marker-end-width="0.2cm" draw:fill="none" draw:textarea-vertical-align="middle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cm" fo:min-width="0.112cm"/>
    </style:style>
    <style:style style:name="gr29" style:family="graphic" style:parent-style-name="objectwithoutfill">
      <style:graphic-properties draw:marker-start="Стили_20_стрелок_20_114" draw:marker-end="" draw:marker-end-width="0.2cm" draw:fill="none" draw:textarea-vertical-align="middle"/>
    </style:style>
    <style:style style:name="gr30" style:family="graphic" style:parent-style-name="objectwithoutfill">
      <style:graphic-properties draw:marker-end="Стили_20_стрелок_20_41" draw:fill="none" draw:textarea-vertical-align="middle"/>
    </style:style>
    <style:style style:name="gr31" style:family="graphic" style:parent-style-name="objectwithoutfill">
      <style:graphic-properties draw:marker-end="Стили_20_стрелок_20_44" draw:fill="none" draw:textarea-vertical-align="middle"/>
    </style:style>
    <style:style style:name="gr32" style:family="graphic" style:parent-style-name="objectwithoutfill">
      <style:graphic-properties draw:marker-end="Стили_20_стрелок_20_42" draw:fill="none" draw:textarea-vertical-align="middle"/>
    </style:style>
    <style:style style:name="gr33" style:family="graphic" style:parent-style-name="objectwithoutfill">
      <style:graphic-properties draw:marker-end="Стили_20_стрелок_20_45" draw:fill="none" draw:textarea-vertical-align="middle"/>
    </style:style>
    <style:style style:name="gr34" style:family="graphic" style:parent-style-name="objectwithoutfill">
      <style:graphic-properties draw:marker-end="Стили_20_стрелок_20_43" draw:fill="none" draw:textarea-vertical-align="middle"/>
    </style:style>
    <style:style style:name="gr35" style:family="graphic" style:parent-style-name="objectwithoutfill">
      <style:graphic-properties draw:marker-end="Стили_20_стрелок_20_46" draw:fill="none" draw:textarea-vertical-align="middle"/>
    </style:style>
    <style:style style:name="P1" style:family="paragraph">
      <loext:graphic-properties draw:fill="solid" draw:fill-color="#ffffe0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0pt" fo:font-weight="normal" style:font-size-asian="12pt" style:font-size-complex="12pt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font-size="8pt"/>
    </style:style>
    <style:style style:name="P9" style:family="paragraph">
      <loext:graphic-properties draw:fill="none"/>
      <style:paragraph-properties fo:text-align="center" style:writing-mode="lr-tb"/>
      <style:text-properties fo:font-size="8p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 style:writing-mode="lr-tb"/>
      <style:text-properties fo:font-size="10pt" fo:font-style="italic" fo:font-weight="bold" style:font-size-asian="12pt" style:font-size-complex="12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  <style:text-properties fo:font-size="8pt" fo:font-style="normal" fo:font-weight="normal" style:font-size-asian="12pt" style:font-size-complex="12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8pt" fo:font-style="normal" fo:font-weight="normal" style:font-size-asian="12pt" style:font-size-complex="12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0pt" fo:font-weight="normal" style:font-size-asian="12pt" style:font-size-complex="12pt"/>
    </style:style>
    <style:style style:name="T2" style:family="text">
      <style:text-properties fo:font-size="10pt" fo:font-weight="bold" style:font-size-asian="12pt" style:font-size-complex="12pt"/>
    </style:style>
    <style:style style:name="T3" style:family="text">
      <style:text-properties fo:font-size="8pt"/>
    </style:style>
    <style:style style:name="T4" style:family="text">
      <style:text-properties fo:font-size="10pt" fo:font-style="italic" fo:font-weight="bold" style:font-size-asian="12pt" style:font-size-complex="12pt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8pt" fo:font-style="normal" fo:font-weight="normal" style:font-size-asian="12pt" style:font-size-complex="12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АРХИТЕКТУРА" draw:style-name="dp1" draw:master-page-name="Обычный">
        <draw:custom-shape draw:style-name="gr1" draw:text-style-name="P1" draw:layer="layout" svg:width="27.25cm" svg:height="12.25cm" svg:x="1.25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6.75cm" svg:height="7.6cm" svg:x="1.5cm" svg:y="3.6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5cm" svg:height="1.587cm" svg:x="25.75cm" svg:y="9.65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5cm" svg:height="0.645cm" svg:x="25.564cm" svg:y="10.456cm">
          <draw:text-box>
            <text:p text:style-name="P4"><text:span text:style-name="T1">VCC</text:span></text:p>
          </draw:text-box>
        </draw:frame>
        <draw:frame draw:style-name="gr4" draw:text-style-name="P5" draw:layer="layout" svg:width="1.5cm" svg:height="0.645cm" svg:x="26.62cm" svg:y="10.457cm">
          <draw:text-box>
            <text:p text:style-name="P4"><text:span text:style-name="T1">GND</text:span></text:p>
          </draw:text-box>
        </draw:frame>
        <draw:custom-shape draw:style-name="gr5" draw:text-style-name="P2" draw:layer="layout" svg:width="2.15cm" svg:height="1.414cm" svg:x="25.736cm" svg:y="12.106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25cm" svg:height="0.645cm" svg:x="25.684cm" svg:y="12.905cm">
          <draw:text-box>
            <text:p text:style-name="P4"><text:span text:style-name="T2">5V DC</text:span></text:p>
          </draw:text-box>
        </draw:frame>
        <draw:line draw:style-name="gr6" draw:text-style-name="P7" xml:id="id2" draw:id="id2" draw:layer="layout" svg:x1="26.296cm" svg:y1="11.074cm" svg:x2="26.296cm" svg:y2="11.574cm">
          <text:p/>
        </draw:line>
        <draw:line draw:style-name="gr6" draw:text-style-name="P7" xml:id="id4" draw:id="id4" draw:layer="layout" svg:x1="27.352cm" svg:y1="11.074cm" svg:x2="27.352cm" svg:y2="11.574cm">
          <text:p/>
        </draw:line>
        <draw:frame draw:style-name="gr4" draw:text-style-name="P5" draw:layer="layout" svg:width="1.5cm" svg:height="0.645cm" svg:x="25.55cm" svg:y="12.354cm">
          <draw:text-box>
            <text:p text:style-name="P4"><text:span text:style-name="T1">VCC</text:span></text:p>
          </draw:text-box>
        </draw:frame>
        <draw:frame draw:style-name="gr4" draw:text-style-name="P5" draw:layer="layout" svg:width="1.5cm" svg:height="0.645cm" svg:x="26.606cm" svg:y="12.355cm">
          <draw:text-box>
            <text:p text:style-name="P4"><text:span text:style-name="T1">GND</text:span></text:p>
          </draw:text-box>
        </draw:frame>
        <draw:custom-shape draw:style-name="gr7" draw:text-style-name="P3" draw:layer="layout" svg:width="2.9cm" svg:height="1.588cm" svg:x="1.85cm" svg:y="9.65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5cm" svg:height="0.645cm" svg:x="1.664cm" svg:y="10.458cm">
          <draw:text-box>
            <text:p text:style-name="P4"><text:span text:style-name="T1">RX</text:span></text:p>
          </draw:text-box>
        </draw:frame>
        <draw:frame draw:style-name="gr4" draw:text-style-name="P5" draw:layer="layout" svg:width="1.5cm" svg:height="0.645cm" svg:x="2.498cm" svg:y="10.459cm">
          <draw:text-box>
            <text:p text:style-name="P4"><text:span text:style-name="T1">TX</text:span></text:p>
          </draw:text-box>
        </draw:frame>
        <draw:line draw:style-name="gr6" draw:text-style-name="P7" draw:layer="layout" svg:x1="2.396cm" svg:y1="11.076cm" svg:x2="2.396cm" svg:y2="11.576cm">
          <text:p/>
        </draw:line>
        <draw:line draw:style-name="gr6" draw:text-style-name="P7" draw:layer="layout" svg:x1="3.23cm" svg:y1="11.076cm" svg:x2="3.23cm" svg:y2="11.576cm">
          <text:p/>
        </draw:line>
        <draw:frame draw:style-name="gr4" draw:text-style-name="P6" draw:layer="layout" svg:width="2.25cm" svg:height="0.645cm" svg:x="25.698cm" svg:y="9.831cm">
          <draw:text-box>
            <text:p text:style-name="P4"><text:span text:style-name="T2">POWER</text:span></text:p>
          </draw:text-box>
        </draw:frame>
        <draw:frame draw:style-name="gr4" draw:text-style-name="P6" draw:layer="layout" svg:width="2.948cm" svg:height="0.645cm" svg:x="1.828cm" svg:y="9.858cm">
          <draw:text-box>
            <text:p text:style-name="P4"><text:span text:style-name="T2">COM1</text:span></text:p>
          </draw:text-box>
        </draw:frame>
        <draw:frame draw:style-name="gr4" draw:text-style-name="P5" draw:layer="layout" svg:width="1.5cm" svg:height="0.645cm" svg:x="3.398cm" svg:y="10.46cm">
          <draw:text-box>
            <text:p text:style-name="P4"><text:span text:style-name="T1">GND</text:span></text:p>
          </draw:text-box>
        </draw:frame>
        <draw:line draw:style-name="gr6" draw:text-style-name="P7" draw:layer="layout" svg:x1="4.13cm" svg:y1="11.077cm" svg:x2="4.13cm" svg:y2="11.577cm">
          <text:p/>
        </draw:line>
        <draw:custom-shape draw:style-name="gr7" draw:text-style-name="P3" draw:layer="layout" svg:width="2.9cm" svg:height="1.588cm" svg:x="5.05cm" svg:y="9.6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5cm" svg:height="0.645cm" svg:x="4.864cm" svg:y="10.46cm">
          <draw:text-box>
            <text:p text:style-name="P4"><text:span text:style-name="T1">RX</text:span></text:p>
          </draw:text-box>
        </draw:frame>
        <draw:frame draw:style-name="gr4" draw:text-style-name="P5" draw:layer="layout" svg:width="1.5cm" svg:height="0.645cm" svg:x="5.698cm" svg:y="10.461cm">
          <draw:text-box>
            <text:p text:style-name="P4"><text:span text:style-name="T1">TX</text:span></text:p>
          </draw:text-box>
        </draw:frame>
        <draw:line draw:style-name="gr6" draw:text-style-name="P7" draw:layer="layout" svg:x1="5.596cm" svg:y1="11.078cm" svg:x2="5.596cm" svg:y2="11.578cm">
          <text:p/>
        </draw:line>
        <draw:line draw:style-name="gr6" draw:text-style-name="P7" draw:layer="layout" svg:x1="6.43cm" svg:y1="11.078cm" svg:x2="6.43cm" svg:y2="11.578cm">
          <text:p/>
        </draw:line>
        <draw:frame draw:style-name="gr4" draw:text-style-name="P6" draw:layer="layout" svg:width="2.948cm" svg:height="0.645cm" svg:x="5.028cm" svg:y="9.86cm">
          <draw:text-box>
            <text:p text:style-name="P4"><text:span text:style-name="T2">COM2</text:span></text:p>
          </draw:text-box>
        </draw:frame>
        <draw:frame draw:style-name="gr4" draw:text-style-name="P5" draw:layer="layout" svg:width="1.5cm" svg:height="0.645cm" svg:x="6.598cm" svg:y="10.462cm">
          <draw:text-box>
            <text:p text:style-name="P4"><text:span text:style-name="T1">GND</text:span></text:p>
          </draw:text-box>
        </draw:frame>
        <draw:line draw:style-name="gr6" draw:text-style-name="P7" draw:layer="layout" svg:x1="7.33cm" svg:y1="11.079cm" svg:x2="7.33cm" svg:y2="11.579cm">
          <text:p/>
        </draw:line>
        <draw:custom-shape draw:style-name="gr8" draw:text-style-name="P3" draw:layer="layout" svg:width="2.9cm" svg:height="1.587cm" svg:x="8.25cm" svg:y="9.66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5cm" svg:height="0.645cm" svg:x="8.064cm" svg:y="10.462cm">
          <draw:text-box>
            <text:p text:style-name="P4"><text:span text:style-name="T1">RX</text:span></text:p>
          </draw:text-box>
        </draw:frame>
        <draw:frame draw:style-name="gr4" draw:text-style-name="P5" draw:layer="layout" svg:width="1.5cm" svg:height="0.645cm" svg:x="8.898cm" svg:y="10.463cm">
          <draw:text-box>
            <text:p text:style-name="P4"><text:span text:style-name="T1">TX</text:span></text:p>
          </draw:text-box>
        </draw:frame>
        <draw:line draw:style-name="gr6" draw:text-style-name="P7" draw:layer="layout" svg:x1="8.796cm" svg:y1="11.08cm" svg:x2="8.796cm" svg:y2="11.58cm">
          <text:p/>
        </draw:line>
        <draw:line draw:style-name="gr6" draw:text-style-name="P7" draw:layer="layout" svg:x1="9.63cm" svg:y1="11.08cm" svg:x2="9.63cm" svg:y2="11.58cm">
          <text:p/>
        </draw:line>
        <draw:frame draw:style-name="gr4" draw:text-style-name="P6" draw:layer="layout" svg:width="2.948cm" svg:height="0.645cm" svg:x="8.228cm" svg:y="9.862cm">
          <draw:text-box>
            <text:p text:style-name="P4"><text:span text:style-name="T2">COM3</text:span></text:p>
          </draw:text-box>
        </draw:frame>
        <draw:frame draw:style-name="gr4" draw:text-style-name="P5" draw:layer="layout" svg:width="1.5cm" svg:height="0.645cm" svg:x="9.798cm" svg:y="10.464cm">
          <draw:text-box>
            <text:p text:style-name="P4"><text:span text:style-name="T1">GND</text:span></text:p>
          </draw:text-box>
        </draw:frame>
        <draw:line draw:style-name="gr6" draw:text-style-name="P7" draw:layer="layout" svg:x1="10.53cm" svg:y1="11.081cm" svg:x2="10.53cm" svg:y2="11.581cm">
          <text:p/>
        </draw:line>
        <draw:custom-shape draw:style-name="gr9" draw:text-style-name="P9" draw:layer="layout" svg:width="2.874cm" svg:height="1cm" svg:x="1.85cm" svg:y="12.101cm">
          <text:p text:style-name="P8"><text:span text:style-name="T3">IDE</text:span><text:span text:style-name="T3"><text:line-break/></text:span><text:span text:style-name="T3">Loader/Debug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1" draw:layer="layout" svg:width="4.12cm" svg:height="0.645cm" svg:x="24.244cm" svg:y="3.147cm">
          <draw:text-box>
            <text:p text:style-name="P10"><text:span text:style-name="T4">PLC107</text:span></text:p>
          </draw:text-box>
        </draw:frame>
        <draw:custom-shape draw:style-name="gr10" draw:text-style-name="P3" draw:layer="layout" svg:width="4.922cm" svg:height="1.588cm" svg:x="1.828cm" svg:y="3.6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199cm" svg:height="1.588cm" svg:x="7.051cm" svg:y="3.69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5cm" svg:height="0.645cm" svg:x="1.664cm" svg:y="3.89cm">
          <draw:text-box>
            <text:p text:style-name="P4"><text:span text:style-name="T1">DI0</text:span></text:p>
          </draw:text-box>
        </draw:frame>
        <draw:frame draw:style-name="gr4" draw:text-style-name="P5" draw:layer="layout" svg:width="1.5cm" svg:height="0.645cm" svg:x="2.498cm" svg:y="3.891cm">
          <draw:text-box>
            <text:p text:style-name="P4"><text:span text:style-name="T1">DI1</text:span></text:p>
          </draw:text-box>
        </draw:frame>
        <draw:line draw:style-name="gr6" draw:text-style-name="P7" draw:layer="layout" svg:x1="2.396cm" svg:y1="3.382cm" svg:x2="2.396cm" svg:y2="3.882cm">
          <text:p/>
        </draw:line>
        <draw:line draw:style-name="gr6" draw:text-style-name="P7" draw:layer="layout" svg:x1="3.23cm" svg:y1="3.382cm" svg:x2="3.23cm" svg:y2="3.882cm">
          <text:p/>
        </draw:line>
        <draw:frame draw:style-name="gr4" draw:text-style-name="P5" draw:layer="layout" svg:width="1.5cm" svg:height="0.645cm" svg:x="3.31cm" svg:y="3.892cm">
          <draw:text-box>
            <text:p text:style-name="P4"><text:span text:style-name="T1">DI2</text:span></text:p>
          </draw:text-box>
        </draw:frame>
        <draw:line draw:style-name="gr6" draw:text-style-name="P7" draw:layer="layout" svg:x1="4.042cm" svg:y1="3.383cm" svg:x2="4.042cm" svg:y2="3.883cm">
          <text:p/>
        </draw:line>
        <draw:frame draw:style-name="gr4" draw:text-style-name="P5" draw:layer="layout" svg:width="1.5cm" svg:height="0.645cm" svg:x="6.864cm" svg:y="3.894cm">
          <draw:text-box>
            <text:p text:style-name="P4"><text:span text:style-name="T1">DO0</text:span></text:p>
          </draw:text-box>
        </draw:frame>
        <draw:frame draw:style-name="gr4" draw:text-style-name="P5" draw:layer="layout" svg:width="1.5cm" svg:height="0.645cm" svg:x="7.698cm" svg:y="3.895cm">
          <draw:text-box>
            <text:p text:style-name="P4"><text:span text:style-name="T1">DO1</text:span></text:p>
          </draw:text-box>
        </draw:frame>
        <draw:line draw:style-name="gr6" draw:text-style-name="P7" draw:layer="layout" svg:x1="7.596cm" svg:y1="3.386cm" svg:x2="7.596cm" svg:y2="3.886cm">
          <text:p/>
        </draw:line>
        <draw:line draw:style-name="gr6" draw:text-style-name="P7" draw:layer="layout" svg:x1="8.43cm" svg:y1="3.386cm" svg:x2="8.43cm" svg:y2="3.886cm">
          <text:p/>
        </draw:line>
        <draw:frame draw:style-name="gr4" draw:text-style-name="P5" draw:layer="layout" svg:width="1.5cm" svg:height="0.645cm" svg:x="4.132cm" svg:y="3.896cm">
          <draw:text-box>
            <text:p text:style-name="P4"><text:span text:style-name="T1">DI3</text:span></text:p>
          </draw:text-box>
        </draw:frame>
        <draw:line draw:style-name="gr6" draw:text-style-name="P7" draw:layer="layout" svg:x1="4.864cm" svg:y1="3.387cm" svg:x2="4.864cm" svg:y2="3.887cm">
          <text:p/>
        </draw:line>
        <draw:frame draw:style-name="gr4" draw:text-style-name="P5" draw:layer="layout" svg:width="1.832cm" svg:height="0.645cm" svg:x="5.032cm" svg:y="3.876cm">
          <draw:text-box>
            <text:p text:style-name="P4"><text:span text:style-name="T1">COMM</text:span></text:p>
          </draw:text-box>
        </draw:frame>
        <draw:line draw:style-name="gr6" draw:text-style-name="P7" draw:layer="layout" svg:x1="5.942cm" svg:y1="3.391cm" svg:x2="5.942cm" svg:y2="3.891cm">
          <text:p/>
        </draw:line>
        <draw:frame draw:style-name="gr4" draw:text-style-name="P5" draw:layer="layout" svg:width="1.832cm" svg:height="0.645cm" svg:x="8.622cm" svg:y="3.88cm">
          <draw:text-box>
            <text:p text:style-name="P4"><text:span text:style-name="T1">COMM</text:span></text:p>
          </draw:text-box>
        </draw:frame>
        <draw:line draw:style-name="gr6" draw:text-style-name="P7" draw:layer="layout" svg:x1="9.532cm" svg:y1="3.395cm" svg:x2="9.532cm" svg:y2="3.895cm">
          <text:p/>
        </draw:line>
        <draw:frame draw:style-name="gr12" draw:text-style-name="P6" draw:layer="layout" svg:width="4.5cm" svg:height="0.963cm" svg:x="2.044cm" svg:y="4.401cm">
          <draw:text-box>
            <text:p text:style-name="P4"><text:span text:style-name="T2">DI TTL</text:span></text:p>
            <text:p text:style-name="P4"><text:span text:style-name="T5">3,3V DC</text:span></text:p>
          </draw:text-box>
        </draw:frame>
        <draw:frame draw:style-name="gr12" draw:text-style-name="P6" draw:layer="layout" svg:width="2.778cm" svg:height="0.963cm" svg:x="7.222cm" svg:y="4.402cm">
          <draw:text-box>
            <text:p text:style-name="P4"><text:span text:style-name="T2">DO TTL</text:span></text:p>
            <text:p text:style-name="P4"><text:span text:style-name="T5">3,3V DC</text:span></text:p>
          </draw:text-box>
        </draw:frame>
        <draw:custom-shape draw:style-name="gr13" draw:text-style-name="P3" draw:layer="layout" svg:width="2.349cm" svg:height="1.588cm" svg:x="10.251cm" svg:y="3.69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5cm" svg:height="0.645cm" svg:x="10.064cm" svg:y="3.898cm">
          <draw:text-box>
            <text:p text:style-name="P4"><text:span text:style-name="T1">DO2</text:span></text:p>
          </draw:text-box>
        </draw:frame>
        <draw:line draw:style-name="gr6" draw:text-style-name="P7" draw:layer="layout" svg:x1="10.796cm" svg:y1="3.39cm" svg:x2="10.796cm" svg:y2="3.89cm">
          <text:p/>
        </draw:line>
        <draw:frame draw:style-name="gr4" draw:text-style-name="P5" draw:layer="layout" svg:width="1.832cm" svg:height="0.645cm" svg:x="10.988cm" svg:y="3.884cm">
          <draw:text-box>
            <text:p text:style-name="P4"><text:span text:style-name="T1">COMM</text:span></text:p>
          </draw:text-box>
        </draw:frame>
        <draw:line draw:style-name="gr6" draw:text-style-name="P7" draw:layer="layout" svg:x1="11.898cm" svg:y1="3.399cm" svg:x2="11.898cm" svg:y2="3.899cm">
          <text:p/>
        </draw:line>
        <draw:frame draw:style-name="gr12" draw:text-style-name="P6" draw:layer="layout" svg:width="2.678cm" svg:height="0.963cm" svg:x="10.1cm" svg:y="4.406cm">
          <draw:text-box>
            <text:p text:style-name="P4"><text:span text:style-name="T2">DO RELAY</text:span></text:p>
            <text:p text:style-name="P4"><text:span text:style-name="T5">3A 24V DC</text:span></text:p>
          </draw:text-box>
        </draw:frame>
        <draw:line draw:style-name="gr6" draw:text-style-name="P7" xml:id="id1" draw:id="id1" draw:layer="layout" svg:x1="26.296cm" svg:y1="11.774cm" svg:x2="26.296cm" svg:y2="12.274cm">
          <text:p/>
        </draw:line>
        <draw:line draw:style-name="gr6" draw:text-style-name="P7" xml:id="id3" draw:id="id3" draw:layer="layout" svg:x1="27.352cm" svg:y1="11.774cm" svg:x2="27.352cm" svg:y2="12.274cm">
          <text:p/>
        </draw:line>
        <draw:connector draw:style-name="gr14" draw:text-style-name="P7" draw:layer="layout" draw:type="line" svg:x1="26.296cm" svg:y1="11.774cm" svg:x2="26.296cm" svg:y2="11.574cm" draw:start-shape="id1" draw:start-glue-point="0" draw:end-shape="id2" draw:end-glue-point="2" svg:d="M26296 11774v-200" svg:viewBox="0 0 1 201">
          <text:p/>
        </draw:connector>
        <draw:connector draw:style-name="gr15" draw:text-style-name="P7" draw:layer="layout" draw:type="line" svg:x1="27.352cm" svg:y1="12.024cm" svg:x2="27.352cm" svg:y2="11.574cm" draw:start-shape="id3" draw:start-glue-point="1" draw:end-shape="id4" draw:end-glue-point="2" svg:d="M27352 12024v-450" svg:viewBox="0 0 1 451">
          <text:p/>
        </draw:connector>
        <draw:custom-shape draw:style-name="gr13" draw:text-style-name="P3" draw:layer="layout" svg:width="2.349cm" svg:height="1.588cm" svg:x="15.251cm" svg:y="3.697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5cm" svg:height="0.645cm" svg:x="15.064cm" svg:y="3.9cm">
          <draw:text-box>
            <text:p text:style-name="P4"><text:span text:style-name="T1">AI0</text:span></text:p>
          </draw:text-box>
        </draw:frame>
        <draw:line draw:style-name="gr6" draw:text-style-name="P7" draw:layer="layout" svg:x1="15.796cm" svg:y1="3.392cm" svg:x2="15.796cm" svg:y2="3.892cm">
          <text:p/>
        </draw:line>
        <draw:frame draw:style-name="gr4" draw:text-style-name="P5" draw:layer="layout" svg:width="1.832cm" svg:height="0.645cm" svg:x="15.988cm" svg:y="3.912cm">
          <draw:text-box>
            <text:p text:style-name="P4"><text:span text:style-name="T1">COMM</text:span></text:p>
          </draw:text-box>
        </draw:frame>
        <draw:line draw:style-name="gr6" draw:text-style-name="P7" draw:layer="layout" svg:x1="16.898cm" svg:y1="3.401cm" svg:x2="16.898cm" svg:y2="3.901cm">
          <text:p/>
        </draw:line>
        <draw:frame draw:style-name="gr12" draw:text-style-name="P6" draw:layer="layout" svg:width="2.678cm" svg:height="0.963cm" svg:x="15.1cm" svg:y="4.408cm">
          <draw:text-box>
            <text:p text:style-name="P4"><text:span text:style-name="T2">AI</text:span></text:p>
            <text:p text:style-name="P4"><text:span text:style-name="T5">0,0 … 3,3V DC</text:span></text:p>
          </draw:text-box>
        </draw:frame>
        <draw:custom-shape draw:style-name="gr13" draw:text-style-name="P3" draw:layer="layout" svg:width="2.349cm" svg:height="1.588cm" svg:x="17.851cm" svg:y="3.69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5cm" svg:height="0.645cm" svg:x="17.664cm" svg:y="3.902cm">
          <draw:text-box>
            <text:p text:style-name="P4"><text:span text:style-name="T1">AO0</text:span></text:p>
          </draw:text-box>
        </draw:frame>
        <draw:line draw:style-name="gr6" draw:text-style-name="P7" draw:layer="layout" svg:x1="18.396cm" svg:y1="3.394cm" svg:x2="18.396cm" svg:y2="3.894cm">
          <text:p/>
        </draw:line>
        <draw:frame draw:style-name="gr4" draw:text-style-name="P5" draw:layer="layout" svg:width="1.832cm" svg:height="0.645cm" svg:x="18.588cm" svg:y="3.914cm">
          <draw:text-box>
            <text:p text:style-name="P4"><text:span text:style-name="T1">COMM</text:span></text:p>
          </draw:text-box>
        </draw:frame>
        <draw:line draw:style-name="gr6" draw:text-style-name="P7" draw:layer="layout" svg:x1="19.498cm" svg:y1="3.403cm" svg:x2="19.498cm" svg:y2="3.903cm">
          <text:p/>
        </draw:line>
        <draw:frame draw:style-name="gr12" draw:text-style-name="P6" draw:layer="layout" svg:width="2.678cm" svg:height="0.963cm" svg:x="17.7cm" svg:y="4.41cm">
          <draw:text-box>
            <text:p text:style-name="P4"><text:span text:style-name="T2">AO</text:span></text:p>
            <text:p text:style-name="P4"><text:span text:style-name="T5">0,0 … 3,3V DC</text:span></text:p>
          </draw:text-box>
        </draw:frame>
        <draw:frame draw:style-name="gr16" draw:text-style-name="P13" draw:layer="layout" svg:width="1.678cm" svg:height="0.569cm" svg:x="17.93cm" svg:y="10.301cm">
          <draw:text-box>
            <text:p text:style-name="P12"><text:span text:style-name="T6">BOOT</text:span></text:p>
          </draw:text-box>
        </draw:frame>
        <draw:frame draw:style-name="gr16" draw:text-style-name="P14" draw:layer="layout" svg:width="1.678cm" svg:height="0.569cm" svg:x="15.676cm" svg:y="10.483cm">
          <draw:text-box>
            <text:p text:style-name="P4"><text:span text:style-name="T6">RESET</text:span></text:p>
          </draw:text-box>
        </draw:frame>
        <draw:custom-shape draw:style-name="gr17" draw:text-style-name="P3" draw:layer="layout" svg:width="3.8cm" svg:height="1.587cm" svg:x="11.45cm" svg:y="9.66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5cm" svg:height="0.645cm" svg:x="11.264cm" svg:y="10.46cm">
          <draw:text-box>
            <text:p text:style-name="P4"><text:span text:style-name="T1">SDA</text:span></text:p>
          </draw:text-box>
        </draw:frame>
        <draw:frame draw:style-name="gr4" draw:text-style-name="P5" draw:layer="layout" svg:width="1.5cm" svg:height="0.645cm" svg:x="12.098cm" svg:y="10.461cm">
          <draw:text-box>
            <text:p text:style-name="P4"><text:span text:style-name="T1">SCL</text:span></text:p>
          </draw:text-box>
        </draw:frame>
        <draw:line draw:style-name="gr6" draw:text-style-name="P7" draw:layer="layout" svg:x1="11.996cm" svg:y1="11.078cm" svg:x2="11.996cm" svg:y2="11.578cm">
          <text:p/>
        </draw:line>
        <draw:line draw:style-name="gr6" draw:text-style-name="P7" draw:layer="layout" svg:x1="12.83cm" svg:y1="11.078cm" svg:x2="12.83cm" svg:y2="11.578cm">
          <text:p/>
        </draw:line>
        <draw:frame draw:style-name="gr4" draw:text-style-name="P6" draw:layer="layout" svg:width="3.822cm" svg:height="0.645cm" svg:x="11.428cm" svg:y="9.86cm">
          <draw:text-box>
            <text:p text:style-name="P4"><text:span text:style-name="T2">COM-MOD</text:span></text:p>
          </draw:text-box>
        </draw:frame>
        <draw:frame draw:style-name="gr4" draw:text-style-name="P5" draw:layer="layout" svg:width="1.5cm" svg:height="0.645cm" svg:x="13.05cm" svg:y="10.462cm">
          <draw:text-box>
            <text:p text:style-name="P4"><text:span text:style-name="T1">VCC</text:span></text:p>
          </draw:text-box>
        </draw:frame>
        <draw:line draw:style-name="gr6" draw:text-style-name="P7" draw:layer="layout" svg:x1="13.782cm" svg:y1="11.079cm" svg:x2="13.782cm" svg:y2="11.579cm">
          <text:p/>
        </draw:line>
        <draw:frame draw:style-name="gr4" draw:text-style-name="P5" draw:layer="layout" svg:width="1.5cm" svg:height="0.645cm" svg:x="13.902cm" svg:y="10.462cm">
          <draw:text-box>
            <text:p text:style-name="P4"><text:span text:style-name="T1">GND</text:span></text:p>
          </draw:text-box>
        </draw:frame>
        <draw:line draw:style-name="gr6" draw:text-style-name="P7" draw:layer="layout" svg:x1="14.634cm" svg:y1="11.079cm" svg:x2="14.634cm" svg:y2="11.579cm">
          <text:p/>
        </draw:line>
        <draw:custom-shape draw:style-name="gr13" draw:text-style-name="P3" draw:layer="layout" svg:width="2.349cm" svg:height="1.588cm" svg:x="12.599cm" svg:y="3.697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5cm" svg:height="0.645cm" svg:x="12.412cm" svg:y="3.9cm">
          <draw:text-box>
            <text:p text:style-name="P4"><text:span text:style-name="T1">DO3</text:span></text:p>
          </draw:text-box>
        </draw:frame>
        <draw:line draw:style-name="gr6" draw:text-style-name="P7" draw:layer="layout" svg:x1="13.144cm" svg:y1="3.392cm" svg:x2="13.144cm" svg:y2="3.892cm">
          <text:p/>
        </draw:line>
        <draw:frame draw:style-name="gr4" draw:text-style-name="P5" draw:layer="layout" svg:width="1.832cm" svg:height="0.645cm" svg:x="13.336cm" svg:y="3.886cm">
          <draw:text-box>
            <text:p text:style-name="P4"><text:span text:style-name="T1">COMM</text:span></text:p>
          </draw:text-box>
        </draw:frame>
        <draw:line draw:style-name="gr6" draw:text-style-name="P7" draw:layer="layout" svg:x1="14.246cm" svg:y1="3.401cm" svg:x2="14.246cm" svg:y2="3.901cm">
          <text:p/>
        </draw:line>
        <draw:frame draw:style-name="gr12" draw:text-style-name="P6" draw:layer="layout" svg:width="2.678cm" svg:height="0.963cm" svg:x="12.448cm" svg:y="4.408cm">
          <draw:text-box>
            <text:p text:style-name="P4"><text:span text:style-name="T2">DO RELAY</text:span></text:p>
            <text:p text:style-name="P4"><text:span text:style-name="T5">3A 24V DC</text:span></text:p>
          </draw:text-box>
        </draw:frame>
        <draw:frame draw:style-name="gr18" draw:text-style-name="P15" draw:layer="layout" svg:width="27.7cm" svg:height="0.725cm" svg:x="1cm" svg:y="20.026cm">
          <draw:text-box>
            <text:p text:style-name="P4"><text:span text:style-name="T7"><text:page-number>&lt;номер&gt;</text:page-number></text:span></text:p>
          </draw:text-box>
        </draw:frame>
        <draw:custom-shape draw:style-name="gr19" draw:text-style-name="P3" draw:layer="layout" svg:width="1.169cm" svg:height="0.337cm" draw:transform="rotate (-1.5707963267949) translate (18.032cm 9.675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0.65cm" svg:height="0.33cm" draw:transform="rotate (-1.5707963267949) translate (18.026cm 9.675cm)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.678cm" svg:height="0.569cm" svg:x="17.93cm" svg:y="9.702cm">
          <draw:text-box>
            <text:p text:style-name="P12"><text:span text:style-name="T6">RUN</text:span></text:p>
          </draw:text-box>
        </draw:frame>
        <draw:custom-shape draw:style-name="gr21" draw:text-style-name="P3" draw:layer="layout" svg:width="0.8cm" svg:height="0.8cm" draw:transform="rotate (-1.5707963267949) translate (16.92cm 9.652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0.6cm" svg:height="0.6cm" svg:x="16.219cm" svg:y="9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2.25cm" svg:height="0.569cm" svg:x="19.726cm" svg:y="10.484cm">
          <draw:text-box>
            <text:p text:style-name="P4"><text:span text:style-name="T6">RUN / NET</text:span></text:p>
          </draw:text-box>
        </draw:frame>
        <draw:custom-shape draw:style-name="gr23" draw:text-style-name="P17" draw:layer="layout" svg:width="0.6cm" svg:height="0.6cm" svg:x="20.497cm" svg:y="9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2.25cm" svg:height="0.569cm" svg:x="21.526cm" svg:y="10.485cm">
          <draw:text-box>
            <text:p text:style-name="P4"><text:span text:style-name="T6">POWER</text:span></text:p>
          </draw:text-box>
        </draw:frame>
        <draw:custom-shape draw:style-name="gr23" draw:text-style-name="P17" draw:layer="layout" svg:width="0.6cm" svg:height="0.6cm" svg:x="22.297cm" svg:y="9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2.874cm" svg:height="1cm" svg:x="5.051cm" svg:y="12.102cm">
          <text:p text:style-name="P8"><text:span text:style-name="T3">SCA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874cm" svg:height="1cm" svg:x="8.252cm" svg:y="12.103cm">
          <text:p text:style-name="P8"><text:span text:style-name="T3">Debug Termi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7" draw:layer="layout" svg:x1="2.396cm" svg:y1="11.587cm" svg:x2="2.396cm" svg:y2="12.087cm">
          <text:p/>
        </draw:line>
        <draw:line draw:style-name="gr24" draw:text-style-name="P7" draw:layer="layout" svg:x1="3.233cm" svg:y1="12.087cm" svg:x2="3.233cm" svg:y2="11.587cm">
          <text:p/>
        </draw:line>
        <draw:line draw:style-name="gr25" draw:text-style-name="P7" draw:layer="layout" svg:x1="4.133cm" svg:y1="12.088cm" svg:x2="4.133cm" svg:y2="11.588cm">
          <text:p/>
        </draw:line>
        <draw:line draw:style-name="gr24" draw:text-style-name="P7" draw:layer="layout" svg:x1="5.6cm" svg:y1="11.588cm" svg:x2="5.6cm" svg:y2="12.088cm">
          <text:p/>
        </draw:line>
        <draw:line draw:style-name="gr24" draw:text-style-name="P7" draw:layer="layout" svg:x1="6.437cm" svg:y1="12.088cm" svg:x2="6.437cm" svg:y2="11.588cm">
          <text:p/>
        </draw:line>
        <draw:line draw:style-name="gr25" draw:text-style-name="P7" draw:layer="layout" svg:x1="7.337cm" svg:y1="12.089cm" svg:x2="7.337cm" svg:y2="11.589cm">
          <text:p/>
        </draw:line>
        <draw:line draw:style-name="gr24" draw:text-style-name="P7" draw:layer="layout" svg:x1="8.802cm" svg:y1="11.589cm" svg:x2="8.802cm" svg:y2="12.089cm">
          <text:p/>
        </draw:line>
        <draw:line draw:style-name="gr24" draw:text-style-name="P7" draw:layer="layout" svg:x1="9.639cm" svg:y1="12.089cm" svg:x2="9.639cm" svg:y2="11.589cm">
          <text:p/>
        </draw:line>
        <draw:line draw:style-name="gr25" draw:text-style-name="P7" draw:layer="layout" svg:x1="10.539cm" svg:y1="12.09cm" svg:x2="10.539cm" svg:y2="11.59cm">
          <text:p/>
        </draw:line>
        <draw:custom-shape draw:style-name="gr23" draw:text-style-name="P17" draw:layer="layout" svg:width="0.6cm" svg:height="0.6cm" svg:x="2.106cm" svg:y="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7" draw:layer="layout" svg:x1="2.396cm" svg:y1="2.889cm" svg:x2="2.396cm" svg:y2="3.389cm">
          <text:p/>
        </draw:line>
        <draw:custom-shape draw:style-name="gr23" draw:text-style-name="P17" draw:layer="layout" svg:width="0.6cm" svg:height="0.6cm" svg:x="2.939cm" svg:y="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7" draw:layer="layout" svg:x1="3.229cm" svg:y1="2.889cm" svg:x2="3.229cm" svg:y2="3.389cm">
          <text:p/>
        </draw:line>
        <draw:custom-shape draw:style-name="gr23" draw:text-style-name="P17" draw:layer="layout" svg:width="0.6cm" svg:height="0.6cm" svg:x="3.752cm" svg:y="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7" draw:layer="layout" svg:x1="4.042cm" svg:y1="2.889cm" svg:x2="4.042cm" svg:y2="3.389cm">
          <text:p/>
        </draw:line>
        <draw:custom-shape draw:style-name="gr23" draw:text-style-name="P17" draw:layer="layout" svg:width="0.6cm" svg:height="0.6cm" svg:x="4.577cm" svg:y="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7" draw:layer="layout" svg:x1="4.867cm" svg:y1="2.889cm" svg:x2="4.867cm" svg:y2="3.389cm">
          <text:p/>
        </draw:line>
        <draw:custom-shape draw:style-name="gr23" draw:text-style-name="P17" draw:layer="layout" svg:width="0.6cm" svg:height="0.6cm" svg:x="7.307cm" svg:y="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7" draw:layer="layout" svg:x1="7.597cm" svg:y1="2.889cm" svg:x2="7.597cm" svg:y2="3.389cm">
          <text:p/>
        </draw:line>
        <draw:custom-shape draw:style-name="gr23" draw:text-style-name="P17" draw:layer="layout" svg:width="0.6cm" svg:height="0.6cm" svg:x="8.14cm" svg:y="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7" draw:layer="layout" svg:x1="8.43cm" svg:y1="2.889cm" svg:x2="8.43cm" svg:y2="3.389cm">
          <text:p/>
        </draw:line>
        <draw:custom-shape draw:style-name="gr23" draw:text-style-name="P17" draw:layer="layout" svg:width="0.6cm" svg:height="0.6cm" svg:x="10.512cm" svg:y="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7" draw:layer="layout" svg:x1="10.802cm" svg:y1="2.89cm" svg:x2="10.802cm" svg:y2="3.39cm">
          <text:p/>
        </draw:line>
        <draw:custom-shape draw:style-name="gr23" draw:text-style-name="P17" draw:layer="layout" svg:width="0.6cm" svg:height="0.6cm" svg:x="12.852cm" svg:y="2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7" draw:layer="layout" svg:x1="13.142cm" svg:y1="2.891cm" svg:x2="13.142cm" svg:y2="3.391cm">
          <text:p/>
        </draw:line>
        <draw:line draw:style-name="gr24" draw:text-style-name="P7" draw:layer="layout" svg:x1="15.801cm" svg:y1="2.889cm" svg:x2="15.801cm" svg:y2="3.389cm">
          <text:p/>
        </draw:line>
        <draw:custom-shape draw:style-name="gr28" draw:text-style-name="P17" draw:layer="layout" svg:width="0.612cm" svg:height="2.35cm" draw:transform="rotate (-1.5707963267949) translate (17.622cm 2.25cm)">
          <text:p/>
          <draw:enhanced-geometry svg:viewBox="0 0 21600 21600" draw:type="rectangle" draw:enhanced-path="M 0 0 L 21600 0 21600 21600 0 21600 0 0 Z N"/>
        </draw:custom-shape>
        <draw:line draw:style-name="gr29" draw:text-style-name="P7" draw:layer="layout" svg:x1="18.401cm" svg:y1="2.889cm" svg:x2="18.401cm" svg:y2="3.389cm">
          <text:p/>
        </draw:line>
        <draw:custom-shape draw:style-name="gr28" draw:text-style-name="P17" draw:layer="layout" svg:width="0.612cm" svg:height="2.35cm" draw:transform="rotate (-1.5707963267949) translate (20.222cm 2.25cm)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custom-shape draw:style-name="gr1" draw:text-style-name="P1" draw:layer="layout" svg:width="27.25cm" svg:height="12.25cm" svg:x="1.25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6.75cm" svg:height="7.6cm" svg:x="1.5cm" svg:y="3.6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5cm" svg:height="1.587cm" svg:x="25.75cm" svg:y="9.657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5cm" svg:height="0.645cm" svg:x="25.564cm" svg:y="10.457cm">
          <draw:text-box>
            <text:p text:style-name="P4"><text:span text:style-name="T1">VCC</text:span></text:p>
          </draw:text-box>
        </draw:frame>
        <draw:frame draw:style-name="gr4" draw:text-style-name="P5" draw:layer="layout" svg:width="1.5cm" svg:height="0.645cm" svg:x="26.62cm" svg:y="10.458cm">
          <draw:text-box>
            <text:p text:style-name="P4"><text:span text:style-name="T1">GND</text:span></text:p>
          </draw:text-box>
        </draw:frame>
        <draw:custom-shape draw:style-name="gr5" draw:text-style-name="P2" draw:layer="layout" svg:width="2.15cm" svg:height="1.414cm" svg:x="25.736cm" svg:y="12.007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25cm" svg:height="0.645cm" svg:x="25.684cm" svg:y="12.806cm">
          <draw:text-box>
            <text:p text:style-name="P4"><text:span text:style-name="T2">5V DC</text:span></text:p>
          </draw:text-box>
        </draw:frame>
        <draw:line draw:style-name="gr6" draw:text-style-name="P7" xml:id="id15" draw:id="id15" draw:layer="layout" svg:x1="26.296cm" svg:y1="11.075cm" svg:x2="26.296cm" svg:y2="11.575cm">
          <text:p/>
        </draw:line>
        <draw:line draw:style-name="gr6" draw:text-style-name="P7" xml:id="id17" draw:id="id17" draw:layer="layout" svg:x1="27.352cm" svg:y1="11.075cm" svg:x2="27.352cm" svg:y2="11.575cm">
          <text:p/>
        </draw:line>
        <draw:frame draw:style-name="gr4" draw:text-style-name="P5" draw:layer="layout" svg:width="1.5cm" svg:height="0.645cm" svg:x="25.55cm" svg:y="12.255cm">
          <draw:text-box>
            <text:p text:style-name="P4"><text:span text:style-name="T1">VCC</text:span></text:p>
          </draw:text-box>
        </draw:frame>
        <draw:frame draw:style-name="gr4" draw:text-style-name="P5" draw:layer="layout" svg:width="1.5cm" svg:height="0.645cm" svg:x="26.606cm" svg:y="12.256cm">
          <draw:text-box>
            <text:p text:style-name="P4"><text:span text:style-name="T1">GND</text:span></text:p>
          </draw:text-box>
        </draw:frame>
        <draw:custom-shape draw:style-name="gr7" draw:text-style-name="P3" draw:layer="layout" svg:width="2.9cm" svg:height="1.588cm" svg:x="1.85cm" svg:y="9.6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5cm" svg:height="0.645cm" svg:x="1.664cm" svg:y="10.459cm">
          <draw:text-box>
            <text:p text:style-name="P4"><text:span text:style-name="T1">RX</text:span></text:p>
          </draw:text-box>
        </draw:frame>
        <draw:frame draw:style-name="gr4" draw:text-style-name="P5" draw:layer="layout" svg:width="1.5cm" svg:height="0.645cm" svg:x="2.498cm" svg:y="10.46cm">
          <draw:text-box>
            <text:p text:style-name="P4"><text:span text:style-name="T1">TX</text:span></text:p>
          </draw:text-box>
        </draw:frame>
        <draw:line draw:style-name="gr6" draw:text-style-name="P7" xml:id="id5" draw:id="id5" draw:layer="layout" svg:x1="2.396cm" svg:y1="11.077cm" svg:x2="2.396cm" svg:y2="11.577cm">
          <text:p/>
        </draw:line>
        <draw:line draw:style-name="gr6" draw:text-style-name="P7" xml:id="id6" draw:id="id6" draw:layer="layout" svg:x1="3.23cm" svg:y1="11.077cm" svg:x2="3.23cm" svg:y2="11.577cm">
          <text:p/>
        </draw:line>
        <draw:frame draw:style-name="gr4" draw:text-style-name="P6" draw:layer="layout" svg:width="2.25cm" svg:height="0.645cm" svg:x="25.698cm" svg:y="9.832cm">
          <draw:text-box>
            <text:p text:style-name="P4"><text:span text:style-name="T2">POWER</text:span></text:p>
          </draw:text-box>
        </draw:frame>
        <draw:frame draw:style-name="gr4" draw:text-style-name="P6" draw:layer="layout" svg:width="2.948cm" svg:height="0.645cm" svg:x="1.828cm" svg:y="9.859cm">
          <draw:text-box>
            <text:p text:style-name="P4"><text:span text:style-name="T2">COM1</text:span></text:p>
          </draw:text-box>
        </draw:frame>
        <draw:frame draw:style-name="gr4" draw:text-style-name="P5" draw:layer="layout" svg:width="1.5cm" svg:height="0.645cm" svg:x="3.398cm" svg:y="10.461cm">
          <draw:text-box>
            <text:p text:style-name="P4"><text:span text:style-name="T1">GND</text:span></text:p>
          </draw:text-box>
        </draw:frame>
        <draw:line draw:style-name="gr6" draw:text-style-name="P7" xml:id="id11" draw:id="id11" draw:layer="layout" svg:x1="4.13cm" svg:y1="11.078cm" svg:x2="4.13cm" svg:y2="11.578cm">
          <text:p/>
        </draw:line>
        <draw:custom-shape draw:style-name="gr7" draw:text-style-name="P3" draw:layer="layout" svg:width="2.9cm" svg:height="1.588cm" svg:x="5.05cm" svg:y="9.66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5cm" svg:height="0.645cm" svg:x="4.864cm" svg:y="10.461cm">
          <draw:text-box>
            <text:p text:style-name="P4"><text:span text:style-name="T1">RX</text:span></text:p>
          </draw:text-box>
        </draw:frame>
        <draw:frame draw:style-name="gr4" draw:text-style-name="P5" draw:layer="layout" svg:width="1.5cm" svg:height="0.645cm" svg:x="5.698cm" svg:y="10.462cm">
          <draw:text-box>
            <text:p text:style-name="P4"><text:span text:style-name="T1">TX</text:span></text:p>
          </draw:text-box>
        </draw:frame>
        <draw:line draw:style-name="gr6" draw:text-style-name="P7" xml:id="id7" draw:id="id7" draw:layer="layout" svg:x1="5.596cm" svg:y1="11.079cm" svg:x2="5.596cm" svg:y2="11.579cm">
          <text:p/>
        </draw:line>
        <draw:line draw:style-name="gr6" draw:text-style-name="P7" xml:id="id8" draw:id="id8" draw:layer="layout" svg:x1="6.43cm" svg:y1="11.079cm" svg:x2="6.43cm" svg:y2="11.579cm">
          <text:p/>
        </draw:line>
        <draw:frame draw:style-name="gr4" draw:text-style-name="P6" draw:layer="layout" svg:width="2.948cm" svg:height="0.645cm" svg:x="5.028cm" svg:y="9.861cm">
          <draw:text-box>
            <text:p text:style-name="P4"><text:span text:style-name="T2">COM2</text:span></text:p>
          </draw:text-box>
        </draw:frame>
        <draw:frame draw:style-name="gr4" draw:text-style-name="P5" draw:layer="layout" svg:width="1.5cm" svg:height="0.645cm" svg:x="6.598cm" svg:y="10.463cm">
          <draw:text-box>
            <text:p text:style-name="P4"><text:span text:style-name="T1">GND</text:span></text:p>
          </draw:text-box>
        </draw:frame>
        <draw:line draw:style-name="gr6" draw:text-style-name="P7" xml:id="id13" draw:id="id13" draw:layer="layout" svg:x1="7.33cm" svg:y1="11.08cm" svg:x2="7.33cm" svg:y2="11.58cm">
          <text:p/>
        </draw:line>
        <draw:custom-shape draw:style-name="gr8" draw:text-style-name="P3" draw:layer="layout" svg:width="2.9cm" svg:height="1.587cm" svg:x="8.25cm" svg:y="9.66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5cm" svg:height="0.645cm" svg:x="8.064cm" svg:y="10.463cm">
          <draw:text-box>
            <text:p text:style-name="P4"><text:span text:style-name="T1">RX</text:span></text:p>
          </draw:text-box>
        </draw:frame>
        <draw:frame draw:style-name="gr4" draw:text-style-name="P5" draw:layer="layout" svg:width="1.5cm" svg:height="0.645cm" svg:x="8.898cm" svg:y="10.464cm">
          <draw:text-box>
            <text:p text:style-name="P4"><text:span text:style-name="T1">TX</text:span></text:p>
          </draw:text-box>
        </draw:frame>
        <draw:line draw:style-name="gr6" draw:text-style-name="P7" xml:id="id9" draw:id="id9" draw:layer="layout" svg:x1="8.796cm" svg:y1="11.081cm" svg:x2="8.796cm" svg:y2="11.581cm">
          <text:p/>
        </draw:line>
        <draw:line draw:style-name="gr6" draw:text-style-name="P7" xml:id="id10" draw:id="id10" draw:layer="layout" svg:x1="9.63cm" svg:y1="11.081cm" svg:x2="9.63cm" svg:y2="11.581cm">
          <text:p/>
        </draw:line>
        <draw:frame draw:style-name="gr4" draw:text-style-name="P6" draw:layer="layout" svg:width="2.948cm" svg:height="0.645cm" svg:x="8.228cm" svg:y="9.863cm">
          <draw:text-box>
            <text:p text:style-name="P4"><text:span text:style-name="T2">COM3</text:span></text:p>
          </draw:text-box>
        </draw:frame>
        <draw:frame draw:style-name="gr4" draw:text-style-name="P5" draw:layer="layout" svg:width="1.5cm" svg:height="0.645cm" svg:x="9.798cm" svg:y="10.465cm">
          <draw:text-box>
            <text:p text:style-name="P4"><text:span text:style-name="T1">GND</text:span></text:p>
          </draw:text-box>
        </draw:frame>
        <draw:line draw:style-name="gr6" draw:text-style-name="P7" xml:id="id12" draw:id="id12" draw:layer="layout" svg:x1="10.53cm" svg:y1="11.082cm" svg:x2="10.53cm" svg:y2="11.582cm">
          <text:p/>
        </draw:line>
        <draw:custom-shape draw:style-name="gr10" draw:text-style-name="P3" draw:layer="layout" svg:width="4.922cm" svg:height="1.588cm" svg:x="1.828cm" svg:y="3.6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199cm" svg:height="1.588cm" svg:x="7.051cm" svg:y="3.69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5cm" svg:height="0.645cm" svg:x="1.664cm" svg:y="3.891cm">
          <draw:text-box>
            <text:p text:style-name="P4"><text:span text:style-name="T1">DI0</text:span></text:p>
          </draw:text-box>
        </draw:frame>
        <draw:frame draw:style-name="gr4" draw:text-style-name="P5" draw:layer="layout" svg:width="1.5cm" svg:height="0.645cm" svg:x="2.498cm" svg:y="3.892cm">
          <draw:text-box>
            <text:p text:style-name="P4"><text:span text:style-name="T1">DI1</text:span></text:p>
          </draw:text-box>
        </draw:frame>
        <draw:line draw:style-name="gr6" draw:text-style-name="P7" draw:layer="layout" svg:x1="2.396cm" svg:y1="3.383cm" svg:x2="2.396cm" svg:y2="3.883cm">
          <text:p/>
        </draw:line>
        <draw:line draw:style-name="gr6" draw:text-style-name="P7" draw:layer="layout" svg:x1="3.23cm" svg:y1="3.383cm" svg:x2="3.23cm" svg:y2="3.883cm">
          <text:p/>
        </draw:line>
        <draw:frame draw:style-name="gr4" draw:text-style-name="P5" draw:layer="layout" svg:width="1.5cm" svg:height="0.645cm" svg:x="3.31cm" svg:y="3.893cm">
          <draw:text-box>
            <text:p text:style-name="P4"><text:span text:style-name="T1">DI2</text:span></text:p>
          </draw:text-box>
        </draw:frame>
        <draw:line draw:style-name="gr6" draw:text-style-name="P7" draw:layer="layout" svg:x1="4.042cm" svg:y1="3.384cm" svg:x2="4.042cm" svg:y2="3.884cm">
          <text:p/>
        </draw:line>
        <draw:frame draw:style-name="gr4" draw:text-style-name="P5" draw:layer="layout" svg:width="1.5cm" svg:height="0.645cm" svg:x="6.864cm" svg:y="3.895cm">
          <draw:text-box>
            <text:p text:style-name="P4"><text:span text:style-name="T1">DO0</text:span></text:p>
          </draw:text-box>
        </draw:frame>
        <draw:frame draw:style-name="gr4" draw:text-style-name="P5" draw:layer="layout" svg:width="1.5cm" svg:height="0.645cm" svg:x="7.698cm" svg:y="3.896cm">
          <draw:text-box>
            <text:p text:style-name="P4"><text:span text:style-name="T1">DO1</text:span></text:p>
          </draw:text-box>
        </draw:frame>
        <draw:line draw:style-name="gr6" draw:text-style-name="P7" draw:layer="layout" svg:x1="7.596cm" svg:y1="3.387cm" svg:x2="7.596cm" svg:y2="3.887cm">
          <text:p/>
        </draw:line>
        <draw:line draw:style-name="gr6" draw:text-style-name="P7" draw:layer="layout" svg:x1="8.43cm" svg:y1="3.387cm" svg:x2="8.43cm" svg:y2="3.887cm">
          <text:p/>
        </draw:line>
        <draw:frame draw:style-name="gr4" draw:text-style-name="P5" draw:layer="layout" svg:width="1.5cm" svg:height="0.645cm" svg:x="4.132cm" svg:y="3.897cm">
          <draw:text-box>
            <text:p text:style-name="P4"><text:span text:style-name="T1">DI3</text:span></text:p>
          </draw:text-box>
        </draw:frame>
        <draw:line draw:style-name="gr6" draw:text-style-name="P7" draw:layer="layout" svg:x1="4.864cm" svg:y1="3.388cm" svg:x2="4.864cm" svg:y2="3.888cm">
          <text:p/>
        </draw:line>
        <draw:frame draw:style-name="gr4" draw:text-style-name="P5" draw:layer="layout" svg:width="1.832cm" svg:height="0.645cm" svg:x="5.032cm" svg:y="3.877cm">
          <draw:text-box>
            <text:p text:style-name="P4"><text:span text:style-name="T1">COMM</text:span></text:p>
          </draw:text-box>
        </draw:frame>
        <draw:line draw:style-name="gr6" draw:text-style-name="P7" draw:layer="layout" svg:x1="5.942cm" svg:y1="3.392cm" svg:x2="5.942cm" svg:y2="3.892cm">
          <text:p/>
        </draw:line>
        <draw:frame draw:style-name="gr4" draw:text-style-name="P5" draw:layer="layout" svg:width="1.832cm" svg:height="0.645cm" svg:x="8.622cm" svg:y="3.881cm">
          <draw:text-box>
            <text:p text:style-name="P4"><text:span text:style-name="T1">COMM</text:span></text:p>
          </draw:text-box>
        </draw:frame>
        <draw:line draw:style-name="gr6" draw:text-style-name="P7" draw:layer="layout" svg:x1="9.532cm" svg:y1="3.396cm" svg:x2="9.532cm" svg:y2="3.896cm">
          <text:p/>
        </draw:line>
        <draw:frame draw:style-name="gr12" draw:text-style-name="P6" draw:layer="layout" svg:width="4.5cm" svg:height="0.963cm" svg:x="2.044cm" svg:y="4.402cm">
          <draw:text-box>
            <text:p text:style-name="P4"><text:span text:style-name="T2">DI TTL</text:span></text:p>
            <text:p text:style-name="P4"><text:span text:style-name="T5">3,3V DC</text:span></text:p>
          </draw:text-box>
        </draw:frame>
        <draw:frame draw:style-name="gr12" draw:text-style-name="P6" draw:layer="layout" svg:width="2.778cm" svg:height="0.963cm" svg:x="7.222cm" svg:y="4.403cm">
          <draw:text-box>
            <text:p text:style-name="P4"><text:span text:style-name="T2">DO TTL</text:span></text:p>
            <text:p text:style-name="P4"><text:span text:style-name="T5">3,3V DC</text:span></text:p>
          </draw:text-box>
        </draw:frame>
        <draw:custom-shape draw:style-name="gr13" draw:text-style-name="P3" draw:layer="layout" svg:width="2.349cm" svg:height="1.588cm" svg:x="10.251cm" svg:y="3.69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5cm" svg:height="0.645cm" svg:x="10.064cm" svg:y="3.899cm">
          <draw:text-box>
            <text:p text:style-name="P4"><text:span text:style-name="T1">DO2</text:span></text:p>
          </draw:text-box>
        </draw:frame>
        <draw:line draw:style-name="gr6" draw:text-style-name="P7" draw:layer="layout" svg:x1="10.796cm" svg:y1="3.391cm" svg:x2="10.796cm" svg:y2="3.891cm">
          <text:p/>
        </draw:line>
        <draw:frame draw:style-name="gr4" draw:text-style-name="P5" draw:layer="layout" svg:width="1.832cm" svg:height="0.645cm" svg:x="10.988cm" svg:y="3.885cm">
          <draw:text-box>
            <text:p text:style-name="P4"><text:span text:style-name="T1">COMM</text:span></text:p>
          </draw:text-box>
        </draw:frame>
        <draw:line draw:style-name="gr6" draw:text-style-name="P7" draw:layer="layout" svg:x1="11.898cm" svg:y1="3.4cm" svg:x2="11.898cm" svg:y2="3.9cm">
          <text:p/>
        </draw:line>
        <draw:frame draw:style-name="gr12" draw:text-style-name="P6" draw:layer="layout" svg:width="2.678cm" svg:height="0.963cm" svg:x="10.1cm" svg:y="4.407cm">
          <draw:text-box>
            <text:p text:style-name="P4"><text:span text:style-name="T2">DO RELAY</text:span></text:p>
            <text:p text:style-name="P4"><text:span text:style-name="T5">3A 24V DC</text:span></text:p>
          </draw:text-box>
        </draw:frame>
        <draw:connector draw:style-name="gr30" draw:text-style-name="P7" draw:layer="layout" draw:type="line" svg:x1="2.396cm" svg:y1="11.95cm" svg:x2="2.396cm" svg:y2="11.577cm" draw:end-shape="id5" draw:end-glue-point="2" svg:d="M2396 11950v-373" svg:viewBox="0 0 1 374">
          <text:p/>
        </draw:connector>
        <draw:connector draw:style-name="gr31" draw:text-style-name="P7" draw:layer="layout" draw:type="line" svg:x1="3.23cm" svg:y1="11.577cm" svg:x2="3.23cm" svg:y2="11.95cm" draw:start-shape="id6" draw:start-glue-point="2" svg:d="M3230 11577v373" svg:viewBox="0 0 1 374">
          <text:p/>
        </draw:connector>
        <draw:connector draw:style-name="gr32" draw:text-style-name="P7" draw:layer="layout" draw:type="line" svg:x1="5.596cm" svg:y1="11.951cm" svg:x2="5.596cm" svg:y2="11.579cm" draw:end-shape="id7" draw:end-glue-point="2" svg:d="M5596 11951v-372" svg:viewBox="0 0 1 373">
          <text:p/>
        </draw:connector>
        <draw:connector draw:style-name="gr33" draw:text-style-name="P7" draw:layer="layout" draw:type="line" svg:x1="6.43cm" svg:y1="11.579cm" svg:x2="6.43cm" svg:y2="11.951cm" draw:start-shape="id8" draw:start-glue-point="2" svg:d="M6430 11579v372" svg:viewBox="0 0 1 373">
          <text:p/>
        </draw:connector>
        <draw:connector draw:style-name="gr34" draw:text-style-name="P7" draw:layer="layout" draw:type="line" svg:x1="8.796cm" svg:y1="11.952cm" svg:x2="8.796cm" svg:y2="11.581cm" draw:end-shape="id9" draw:end-glue-point="2" svg:d="M8796 11952v-371" svg:viewBox="0 0 1 372">
          <text:p/>
        </draw:connector>
        <draw:connector draw:style-name="gr35" draw:text-style-name="P7" draw:layer="layout" draw:type="line" svg:x1="9.63cm" svg:y1="11.581cm" svg:x2="9.63cm" svg:y2="11.952cm" draw:start-shape="id10" draw:start-glue-point="2" svg:d="M9630 11581v371" svg:viewBox="0 0 1 372">
          <text:p/>
        </draw:connector>
        <draw:connector draw:style-name="gr15" draw:text-style-name="P7" draw:layer="layout" draw:type="line" svg:x1="4.13cm" svg:y1="11.951cm" svg:x2="4.13cm" svg:y2="11.578cm" draw:end-shape="id11" draw:end-glue-point="2" svg:d="M4130 11951v-373" svg:viewBox="0 0 1 374">
          <text:p/>
        </draw:connector>
        <draw:connector draw:style-name="gr15" draw:text-style-name="P7" draw:layer="layout" draw:type="line" svg:x1="10.53cm" svg:y1="11.953cm" svg:x2="10.53cm" svg:y2="11.582cm" draw:end-shape="id12" draw:end-glue-point="2" svg:d="M10530 11953v-371" svg:viewBox="0 0 1 372">
          <text:p/>
        </draw:connector>
        <draw:connector draw:style-name="gr15" draw:text-style-name="P7" draw:layer="layout" draw:type="line" svg:x1="7.33cm" svg:y1="11.952cm" svg:x2="7.33cm" svg:y2="11.58cm" draw:end-shape="id13" draw:end-glue-point="2" svg:d="M7330 11952v-372" svg:viewBox="0 0 1 373">
          <text:p/>
        </draw:connector>
        <draw:line draw:style-name="gr6" draw:text-style-name="P7" xml:id="id14" draw:id="id14" draw:layer="layout" svg:x1="26.296cm" svg:y1="11.675cm" svg:x2="26.296cm" svg:y2="12.175cm">
          <text:p/>
        </draw:line>
        <draw:line draw:style-name="gr6" draw:text-style-name="P7" xml:id="id16" draw:id="id16" draw:layer="layout" svg:x1="27.352cm" svg:y1="11.675cm" svg:x2="27.352cm" svg:y2="12.175cm">
          <text:p/>
        </draw:line>
        <draw:connector draw:style-name="gr14" draw:text-style-name="P7" draw:layer="layout" draw:type="line" svg:x1="26.296cm" svg:y1="11.675cm" svg:x2="26.296cm" svg:y2="11.575cm" draw:start-shape="id14" draw:start-glue-point="0" draw:end-shape="id15" draw:end-glue-point="2" svg:d="M26296 11675v-100" svg:viewBox="0 0 1 101">
          <text:p/>
        </draw:connector>
        <draw:connector draw:style-name="gr15" draw:text-style-name="P7" draw:layer="layout" draw:type="line" svg:x1="27.352cm" svg:y1="11.925cm" svg:x2="27.352cm" svg:y2="11.575cm" draw:start-shape="id16" draw:start-glue-point="1" draw:end-shape="id17" draw:end-glue-point="2" svg:d="M27352 11925v-350" svg:viewBox="0 0 1 351">
          <text:p/>
        </draw:connector>
        <draw:custom-shape draw:style-name="gr13" draw:text-style-name="P3" draw:layer="layout" svg:width="2.349cm" svg:height="1.588cm" svg:x="15.251cm" svg:y="3.69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5cm" svg:height="0.645cm" svg:x="15.064cm" svg:y="3.901cm">
          <draw:text-box>
            <text:p text:style-name="P4"><text:span text:style-name="T1">AI0</text:span></text:p>
          </draw:text-box>
        </draw:frame>
        <draw:line draw:style-name="gr6" draw:text-style-name="P7" draw:layer="layout" svg:x1="15.796cm" svg:y1="3.393cm" svg:x2="15.796cm" svg:y2="3.893cm">
          <text:p/>
        </draw:line>
        <draw:frame draw:style-name="gr4" draw:text-style-name="P5" draw:layer="layout" svg:width="1.832cm" svg:height="0.645cm" svg:x="15.988cm" svg:y="3.913cm">
          <draw:text-box>
            <text:p text:style-name="P4"><text:span text:style-name="T1">COMM</text:span></text:p>
          </draw:text-box>
        </draw:frame>
        <draw:line draw:style-name="gr6" draw:text-style-name="P7" draw:layer="layout" svg:x1="16.898cm" svg:y1="3.402cm" svg:x2="16.898cm" svg:y2="3.902cm">
          <text:p/>
        </draw:line>
        <draw:frame draw:style-name="gr12" draw:text-style-name="P6" draw:layer="layout" svg:width="2.678cm" svg:height="0.963cm" svg:x="15.1cm" svg:y="4.409cm">
          <draw:text-box>
            <text:p text:style-name="P4"><text:span text:style-name="T2">AI</text:span></text:p>
            <text:p text:style-name="P4"><text:span text:style-name="T5">0,0 … 3,3V DC</text:span></text:p>
          </draw:text-box>
        </draw:frame>
        <draw:custom-shape draw:style-name="gr13" draw:text-style-name="P3" draw:layer="layout" svg:width="2.349cm" svg:height="1.588cm" svg:x="17.851cm" svg:y="3.7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5cm" svg:height="0.645cm" svg:x="17.664cm" svg:y="3.903cm">
          <draw:text-box>
            <text:p text:style-name="P4"><text:span text:style-name="T1">AO0</text:span></text:p>
          </draw:text-box>
        </draw:frame>
        <draw:line draw:style-name="gr6" draw:text-style-name="P7" draw:layer="layout" svg:x1="18.396cm" svg:y1="3.395cm" svg:x2="18.396cm" svg:y2="3.895cm">
          <text:p/>
        </draw:line>
        <draw:frame draw:style-name="gr4" draw:text-style-name="P5" draw:layer="layout" svg:width="1.832cm" svg:height="0.645cm" svg:x="18.588cm" svg:y="3.915cm">
          <draw:text-box>
            <text:p text:style-name="P4"><text:span text:style-name="T1">COMM</text:span></text:p>
          </draw:text-box>
        </draw:frame>
        <draw:line draw:style-name="gr6" draw:text-style-name="P7" draw:layer="layout" svg:x1="19.498cm" svg:y1="3.404cm" svg:x2="19.498cm" svg:y2="3.904cm">
          <text:p/>
        </draw:line>
        <draw:frame draw:style-name="gr12" draw:text-style-name="P6" draw:layer="layout" svg:width="2.678cm" svg:height="0.963cm" svg:x="17.7cm" svg:y="4.411cm">
          <draw:text-box>
            <text:p text:style-name="P4"><text:span text:style-name="T2">AO</text:span></text:p>
            <text:p text:style-name="P4"><text:span text:style-name="T5">0,0 … 3,3V DC</text:span></text:p>
          </draw:text-box>
        </draw:frame>
        <draw:frame draw:style-name="gr16" draw:text-style-name="P13" draw:layer="layout" svg:width="1.678cm" svg:height="0.569cm" svg:x="17.93cm" svg:y="10.302cm">
          <draw:text-box>
            <text:p text:style-name="P12"><text:span text:style-name="T6">BOOT</text:span></text:p>
          </draw:text-box>
        </draw:frame>
        <draw:frame draw:style-name="gr16" draw:text-style-name="P14" draw:layer="layout" svg:width="1.678cm" svg:height="0.569cm" svg:x="15.676cm" svg:y="10.484cm">
          <draw:text-box>
            <text:p text:style-name="P4"><text:span text:style-name="T6">RESET</text:span></text:p>
          </draw:text-box>
        </draw:frame>
        <draw:custom-shape draw:style-name="gr17" draw:text-style-name="P3" draw:layer="layout" svg:width="3.8cm" svg:height="1.587cm" svg:x="11.45cm" svg:y="9.66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5cm" svg:height="0.645cm" svg:x="11.264cm" svg:y="10.461cm">
          <draw:text-box>
            <text:p text:style-name="P4"><text:span text:style-name="T1">SDA</text:span></text:p>
          </draw:text-box>
        </draw:frame>
        <draw:frame draw:style-name="gr4" draw:text-style-name="P5" draw:layer="layout" svg:width="1.5cm" svg:height="0.645cm" svg:x="12.098cm" svg:y="10.462cm">
          <draw:text-box>
            <text:p text:style-name="P4"><text:span text:style-name="T1">SCL</text:span></text:p>
          </draw:text-box>
        </draw:frame>
        <draw:line draw:style-name="gr6" draw:text-style-name="P7" draw:layer="layout" svg:x1="11.996cm" svg:y1="11.079cm" svg:x2="11.996cm" svg:y2="11.579cm">
          <text:p/>
        </draw:line>
        <draw:line draw:style-name="gr6" draw:text-style-name="P7" draw:layer="layout" svg:x1="12.83cm" svg:y1="11.079cm" svg:x2="12.83cm" svg:y2="11.579cm">
          <text:p/>
        </draw:line>
        <draw:frame draw:style-name="gr4" draw:text-style-name="P6" draw:layer="layout" svg:width="3.822cm" svg:height="0.645cm" svg:x="11.428cm" svg:y="9.861cm">
          <draw:text-box>
            <text:p text:style-name="P4"><text:span text:style-name="T2">COM-MOD</text:span></text:p>
          </draw:text-box>
        </draw:frame>
        <draw:frame draw:style-name="gr4" draw:text-style-name="P5" draw:layer="layout" svg:width="1.5cm" svg:height="0.645cm" svg:x="13.05cm" svg:y="10.463cm">
          <draw:text-box>
            <text:p text:style-name="P4"><text:span text:style-name="T1">VCC</text:span></text:p>
          </draw:text-box>
        </draw:frame>
        <draw:line draw:style-name="gr6" draw:text-style-name="P7" draw:layer="layout" svg:x1="13.782cm" svg:y1="11.08cm" svg:x2="13.782cm" svg:y2="11.58cm">
          <text:p/>
        </draw:line>
        <draw:frame draw:style-name="gr4" draw:text-style-name="P5" draw:layer="layout" svg:width="1.5cm" svg:height="0.645cm" svg:x="13.902cm" svg:y="10.463cm">
          <draw:text-box>
            <text:p text:style-name="P4"><text:span text:style-name="T1">GND</text:span></text:p>
          </draw:text-box>
        </draw:frame>
        <draw:line draw:style-name="gr6" draw:text-style-name="P7" draw:layer="layout" svg:x1="14.634cm" svg:y1="11.08cm" svg:x2="14.634cm" svg:y2="11.58cm">
          <text:p/>
        </draw:line>
        <draw:custom-shape draw:style-name="gr13" draw:text-style-name="P3" draw:layer="layout" svg:width="2.349cm" svg:height="1.588cm" svg:x="12.599cm" svg:y="3.69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5cm" svg:height="0.645cm" svg:x="12.412cm" svg:y="3.901cm">
          <draw:text-box>
            <text:p text:style-name="P4"><text:span text:style-name="T1">DO3</text:span></text:p>
          </draw:text-box>
        </draw:frame>
        <draw:line draw:style-name="gr6" draw:text-style-name="P7" draw:layer="layout" svg:x1="13.144cm" svg:y1="3.393cm" svg:x2="13.144cm" svg:y2="3.893cm">
          <text:p/>
        </draw:line>
        <draw:frame draw:style-name="gr4" draw:text-style-name="P5" draw:layer="layout" svg:width="1.832cm" svg:height="0.645cm" svg:x="13.336cm" svg:y="3.887cm">
          <draw:text-box>
            <text:p text:style-name="P4"><text:span text:style-name="T1">COMM</text:span></text:p>
          </draw:text-box>
        </draw:frame>
        <draw:line draw:style-name="gr6" draw:text-style-name="P7" draw:layer="layout" svg:x1="14.246cm" svg:y1="3.402cm" svg:x2="14.246cm" svg:y2="3.902cm">
          <text:p/>
        </draw:line>
        <draw:frame draw:style-name="gr12" draw:text-style-name="P6" draw:layer="layout" svg:width="2.678cm" svg:height="0.963cm" svg:x="12.448cm" svg:y="4.409cm">
          <draw:text-box>
            <text:p text:style-name="P4"><text:span text:style-name="T2">DO RELAY</text:span></text:p>
            <text:p text:style-name="P4"><text:span text:style-name="T5">3A 24V DC</text:span></text:p>
          </draw:text-box>
        </draw:frame>
        <draw:custom-shape draw:style-name="gr19" draw:text-style-name="P3" draw:layer="layout" svg:width="1.169cm" svg:height="0.337cm" draw:transform="rotate (-1.5707963267949) translate (18.032cm 9.676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0.65cm" svg:height="0.33cm" draw:transform="rotate (-1.5707963267949) translate (18.026cm 9.676cm)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.678cm" svg:height="0.569cm" svg:x="17.93cm" svg:y="9.703cm">
          <draw:text-box>
            <text:p text:style-name="P12"><text:span text:style-name="T6">RUN</text:span></text:p>
          </draw:text-box>
        </draw:frame>
        <draw:custom-shape draw:style-name="gr21" draw:text-style-name="P3" draw:layer="layout" svg:width="0.8cm" svg:height="0.8cm" draw:transform="rotate (-1.5707963267949) translate (16.92cm 9.653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0.6cm" svg:height="0.6cm" svg:x="16.219cm" svg:y="9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2.25cm" svg:height="0.569cm" svg:x="19.726cm" svg:y="10.485cm">
          <draw:text-box>
            <text:p text:style-name="P4"><text:span text:style-name="T6">APP</text:span></text:p>
          </draw:text-box>
        </draw:frame>
        <draw:frame draw:style-name="gr16" draw:text-style-name="P14" draw:layer="layout" svg:width="2.25cm" svg:height="0.569cm" svg:x="23.326cm" svg:y="10.486cm">
          <draw:text-box>
            <text:p text:style-name="P4"><text:span text:style-name="T6">PWR</text:span></text:p>
          </draw:text-box>
        </draw:frame>
        <draw:frame draw:style-name="gr16" draw:text-style-name="P14" draw:layer="layout" svg:width="2.25cm" svg:height="0.569cm" svg:x="21.526cm" svg:y="10.485cm">
          <draw:text-box>
            <text:p text:style-name="P4"><text:span text:style-name="T6">RUN / NET</text:span></text:p>
          </draw:text-box>
        </draw:frame>
        <draw:custom-shape draw:style-name="gr9" draw:text-style-name="P9" draw:layer="layout" svg:width="2.874cm" svg:height="1cm" svg:x="1.851cm" svg:y="12.002cm">
          <text:p text:style-name="P8"><text:span text:style-name="T3">IDE</text:span><text:span text:style-name="T3"><text:line-break/></text:span><text:span text:style-name="T3">Loader/Debug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874cm" svg:height="1cm" svg:x="5.052cm" svg:y="12.003cm">
          <text:p text:style-name="P8"><text:span text:style-name="T3">SCA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874cm" svg:height="1cm" svg:x="8.253cm" svg:y="12.004cm">
          <text:p text:style-name="P8"><text:span text:style-name="T3">Debug Termi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7" draw:layer="layout" svg:x1="2.397cm" svg:y1="2.889cm" svg:x2="2.397cm" svg:y2="3.389cm">
          <text:p/>
        </draw:line>
        <draw:line draw:style-name="gr24" draw:text-style-name="P7" draw:layer="layout" svg:x1="3.23cm" svg:y1="2.889cm" svg:x2="3.23cm" svg:y2="3.389cm">
          <text:p/>
        </draw:line>
        <draw:line draw:style-name="gr24" draw:text-style-name="P7" draw:layer="layout" svg:x1="4.043cm" svg:y1="2.889cm" svg:x2="4.043cm" svg:y2="3.389cm">
          <text:p/>
        </draw:line>
        <draw:line draw:style-name="gr24" draw:text-style-name="P7" draw:layer="layout" svg:x1="4.868cm" svg:y1="2.889cm" svg:x2="4.868cm" svg:y2="3.389cm">
          <text:p/>
        </draw:line>
        <draw:line draw:style-name="gr26" draw:text-style-name="P7" draw:layer="layout" svg:x1="7.598cm" svg:y1="2.889cm" svg:x2="7.598cm" svg:y2="3.389cm">
          <text:p/>
        </draw:line>
        <draw:line draw:style-name="gr27" draw:text-style-name="P7" draw:layer="layout" svg:x1="8.431cm" svg:y1="2.889cm" svg:x2="8.431cm" svg:y2="3.389cm">
          <text:p/>
        </draw:line>
        <draw:line draw:style-name="gr26" draw:text-style-name="P7" draw:layer="layout" svg:x1="10.803cm" svg:y1="2.89cm" svg:x2="10.803cm" svg:y2="3.39cm">
          <text:p/>
        </draw:line>
        <draw:line draw:style-name="gr26" draw:text-style-name="P7" draw:layer="layout" svg:x1="13.143cm" svg:y1="2.891cm" svg:x2="13.143cm" svg:y2="3.391cm">
          <text:p/>
        </draw:line>
        <draw:line draw:style-name="gr24" draw:text-style-name="P7" draw:layer="layout" svg:x1="15.802cm" svg:y1="2.889cm" svg:x2="15.802cm" svg:y2="3.389cm">
          <text:p/>
        </draw:line>
        <draw:line draw:style-name="gr29" draw:text-style-name="P7" draw:layer="layout" svg:x1="18.402cm" svg:y1="2.889cm" svg:x2="18.402cm" svg:y2="3.389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11" draw:display-name="Стили стрелок 111" svg:viewBox="0 0 20 20" svg:d="M0 20l10-20 10 20z"/>
    <draw:marker draw:name="Стили_20_стрелок_20_112" draw:display-name="Стили стрелок 112" svg:viewBox="0 0 20 20" svg:d="M0 20l10-20 10 20z"/>
    <draw:marker draw:name="Стили_20_стрелок_20_113" draw:display-name="Стили стрелок 113" svg:viewBox="0 0 20 20" svg:d="M0 20l10-20 10 20z"/>
    <draw:marker draw:name="Стили_20_стрелок_20_114" draw:display-name="Стили стрелок 114" svg:viewBox="0 0 20 20" svg:d="M0 20l10-20 10 20z"/>
    <draw:marker draw:name="Стили_20_стрелок_20_41" draw:display-name="Стили стрелок 41" svg:viewBox="0 0 20 20" svg:d="M0 20l10-20 10 20z"/>
    <draw:marker draw:name="Стили_20_стрелок_20_42" draw:display-name="Стили стрелок 42" svg:viewBox="0 0 20 20" svg:d="M0 20l10-20 10 20z"/>
    <draw:marker draw:name="Стили_20_стрелок_20_43" draw:display-name="Стили стрелок 43" svg:viewBox="0 0 20 20" svg:d="M0 20l10-20 10 20z"/>
    <draw:marker draw:name="Стили_20_стрелок_20_44" draw:display-name="Стили стрелок 44" svg:viewBox="0 0 20 20" svg:d="M0 20l10-20 10 20z"/>
    <draw:marker draw:name="Стили_20_стрелок_20_45" draw:display-name="Стили стрелок 45" svg:viewBox="0 0 20 20" svg:d="M0 20l10-20 10 20z"/>
    <draw:marker draw:name="Стили_20_стрелок_20_46" draw:display-name="Стили стрелок 46" svg:viewBox="0 0 20 20" svg:d="M0 20l10-20 10 20z"/>
    <draw:marker draw:name="Стили_20_стрелок_20_47" draw:display-name="Стили стрелок 47" svg:viewBox="0 0 20 20" svg:d="M0 20l10-20 10 20z"/>
    <draw:marker draw:name="Стили_20_стрелок_20_48" draw:display-name="Стили стрелок 48" svg:viewBox="0 0 20 20" svg:d="M0 20l10-20 10 20z"/>
    <draw:marker draw:name="Стили_20_стрелок_20_49" draw:display-name="Стили стрелок 49" svg:viewBox="0 0 20 20" svg:d="M0 20l10-20 10 20z"/>
    <draw:marker draw:name="Стили_20_стрелок_20_50" draw:display-name="Стили стрелок 50" svg:viewBox="0 0 20 20" svg:d="M0 20l10-20 10 20z"/>
    <draw:marker draw:name="Стили_20_стрелок_20_51" draw:display-name="Стили стрелок 51" svg:viewBox="0 0 20 20" svg:d="M0 20l10-20 10 20z"/>
    <draw:marker draw:name="Стили_20_стрелок_20_52" draw:display-name="Стили стрелок 5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fo:color="#00000a" loext:opacity="100%" style:font-name="Liberation Serif" fo:font-family="'Liberation Serif'" style:font-family-generic="roman" style:font-pitch="variable" fo:font-size="12pt" fo:language="ru" fo:country="RU" style:letter-kerning="true" style:font-name-asian="NSimSun1" style:font-family-asian="NSimSun" style:font-family-generic-asian="modern" style:font-pitch-asian="fixed" style:font-size-asian="12pt" style:language-asian="zh" style:country-asian="CN" style:font-name-complex="Liberation Serif" style:font-family-complex="'Liberation Serif'" style:font-family-generic-complex="roman" style:font-pitch-complex="variable" style:font-size-complex="12pt" style:language-complex="hi" style:country-complex="IN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2-06-14T08:21:35.607000000</dc:date>
    <meta:editing-duration>P3DT19H44M23S</meta:editing-duration>
    <meta:editing-cycles>1287</meta:editing-cycles>
    <meta:generator>LibreOffice/7.3.2.2$Windows_X86_64 LibreOffice_project/49f2b1bff42cfccbd8f788c8dc32c1c309559be0</meta:generator>
    <meta:print-date>2022-04-28T22:24:58.143458820</meta:print-date>
    <dc:title>ПЛК107 (макет)</dc:title>
    <meta:document-statistic meta:object-count="265"/>
  </office:meta>
</office:document-meta>
</file>